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officeooo:rsid="0013a988" officeooo:paragraph-rsid="0013a988"/>
    </style:style>
    <style:style style:name="P2" style:family="paragraph" style:parent-style-name="Standard">
      <style:paragraph-properties fo:line-height="200%"/>
      <style:text-properties officeooo:rsid="001549f4" officeooo:paragraph-rsid="001549f4"/>
    </style:style>
    <style:style style:name="P3" style:family="paragraph" style:parent-style-name="Standard">
      <style:paragraph-properties fo:line-height="200%"/>
      <style:text-properties officeooo:rsid="001e2cc1" officeooo:paragraph-rsid="001e2cc1"/>
    </style:style>
    <style:style style:name="P4" style:family="paragraph" style:parent-style-name="Standard">
      <style:paragraph-properties fo:line-height="200%" fo:text-align="center" style:justify-single-word="false"/>
      <style:text-properties fo:font-size="40pt" officeooo:rsid="001e2cc1" officeooo:paragraph-rsid="001e2cc1" style:font-size-asian="40pt" style:font-size-complex="40pt"/>
    </style:style>
    <style:style style:name="P5" style:family="paragraph" style:parent-style-name="Standard">
      <style:paragraph-properties fo:line-height="200%" fo:break-before="page"/>
      <style:text-properties officeooo:rsid="0013a988" officeooo:paragraph-rsid="0013a988"/>
    </style:style>
    <style:style style:name="T1" style:family="text">
      <style:text-properties officeooo:rsid="0013a988"/>
    </style:style>
    <style:style style:name="T2" style:family="text">
      <style:text-properties officeooo:rsid="001549f4"/>
    </style:style>
    <style:style style:name="T3" style:family="text">
      <style:text-properties officeooo:rsid="0015f9f4"/>
    </style:style>
    <style:style style:name="T4" style:family="text">
      <style:text-properties officeooo:rsid="001e5b6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anterbury Repertory Theatre Booking System</text:p>
      <text:p text:style-name="P5">Objective</text:p>
      <text:p text:style-name="P1">The objective of the <text:span text:style-name="T2">booking system</text:span> is to provide a system so that audience members can book tickets for the theatre. Admins must therefore have the ability to enter the needed information into the database so that users can choose from it. <text:span text:style-name="T4">The idea is for it to be attached to the current website and therefore use the style of it but I have included a basic style that somewhat approximates this.</text:span></text:p>
      <text:p text:style-name="P1"/>
      <text:p text:style-name="P2">Project Description</text:p>
      <text:p text:style-name="P2">The project design is quite simple. It allows users to book tickets for upcoming shows that are coming up with Canterbury Repertory Theatre. <text:span text:style-name="T3">Before the user can put in any information however, the upcoming shows must be placed in the database by a registered administrator. Luckily there is only one kind of user as audience members have no need to register so I did not have to separate by different kinds of login. The login page is hidden from the user and is found by clicking on the Repertory logo. Upon acceptance of a valid login the administrator now has the ability to add and edit shows, as well as removing any entered in error or are no longer applicable. After entering the shows they then have the ability to add, edit or remove show times. Each show falls on multiple dates. After this audience members are free to book seats. Generally this works the same way as picking performances for the admin, but the users do not have the ability to edit or delete anything. It is simply a straight trip through. </text:span></text:p>
      <text:p text:style-name="P2"/>
      <text:p text:style-name="P3">Database Design</text:p>
      <text:p text:style-name="P3">For the database I chose to have four tables. The first is shows, which is simply the name of the show, and is simple enough as the theatre only has one show on at once. The second is performances. This is the date that the shows are on. For example a production of Hamlet might be on for ten nights so there would be ten productions to a show. For there the audience makes a booking, in the booking table, putting in their name and how many tickets they want, this will also put in a price, with the hopes that this would be sent through to an online payment system. After <text:soft-page-break/>that they are sent to seats to choose their seats, which lets them pick as many seats as they have chosen in the booking.</text:p>
      <text:p text:style-name="P2"/>
      <text:p text:style-name="P2"/>
      <text:p text:style-name="P2"/>
      <text:p text:style-name="P2"/>
      <text:p text:style-name="P2"/>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5T16:12:06.544000000</meta:creation-date>
    <dc:date>2018-07-26T16:11:45.840000000</dc:date>
    <meta:editing-duration>PT2H6M41S</meta:editing-duration>
    <meta:editing-cycles>11</meta:editing-cycles>
    <meta:generator>LibreOffice/5.4.7.2$Windows_X86_64 LibreOffice_project/c838ef25c16710f8838b1faec480ebba495259d0</meta:generator>
    <meta:document-statistic meta:table-count="0" meta:image-count="0" meta:object-count="0" meta:page-count="3" meta:paragraph-count="8" meta:word-count="401" meta:character-count="2199" meta:non-whitespace-character-count="1803"/>
  </office:meta>
</office:document-meta>
</file>